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4790000010300F0FC0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in" fo:margin-bottom="0in"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db0a"/>
    </style:style>
    <style:style style:name="P21" style:family="paragraph" style:parent-style-name="Standard">
      <style:text-properties officeooo:rsid="0047fc80" officeooo:paragraph-rsid="006adb0a"/>
    </style:style>
    <style:style style:name="P22" style:family="paragraph" style:parent-style-name="Heading_20_1">
      <style:paragraph-properties fo:margin-top="0in" fo:margin-bottom="0in" style:contextual-spacing="false"/>
      <style:text-properties style:font-name="Albany" fo:font-size="18.2000007629395pt" fo:font-weight="bold" officeooo:rsid="00689bac" officeooo:paragraph-rsid="006adb0a" style:font-name-asian="Microsoft YaHei" style:font-size-asian="18.2000007629395pt" style:font-weight-asian="bold" style:font-name-complex="Mangal1" style:font-size-complex="18.2000007629395pt" style:font-weight-complex="bold"/>
    </style:style>
    <style:style style:name="P23" style:family="paragraph" style:parent-style-name="Standard">
      <style:text-properties officeooo:paragraph-rsid="006adb0a"/>
    </style:style>
    <style:style style:name="P24" style:family="paragraph" style:parent-style-name="Standard">
      <style:text-properties officeooo:rsid="003f8e3c" officeooo:paragraph-rsid="006adb0a"/>
    </style:style>
    <style:style style:name="P25" style:family="paragraph" style:parent-style-name="Heading_20_2">
      <style:text-properties officeooo:paragraph-rsid="006adb0a"/>
    </style:style>
    <style:style style:name="P26" style:family="paragraph" style:parent-style-name="Text_20_body">
      <style:text-properties officeooo:rsid="003f8e3c" officeooo:paragraph-rsid="006adb0a"/>
    </style:style>
    <style:style style:name="P27" style:family="paragraph" style:parent-style-name="Text_20_body">
      <style:text-properties officeooo:rsid="006a98c3" officeooo:paragraph-rsid="006adb0a"/>
    </style:style>
    <style:style style:name="P28" style:family="paragraph" style:parent-style-name="Heading_20_3">
      <style:text-properties officeooo:paragraph-rsid="006adb0a"/>
    </style:style>
    <style:style style:name="P29" style:family="paragraph" style:parent-style-name="Text_20_body">
      <style:text-properties officeooo:paragraph-rsid="006adb0a"/>
    </style:style>
    <style:style style:name="P30" style:family="paragraph" style:parent-style-name="Text_20_body">
      <style:paragraph-properties fo:margin-top="0in" fo:margin-bottom="0in" style:contextual-spacing="false"/>
      <style:text-properties officeooo:rsid="003f8e3c" officeooo:paragraph-rsid="006adb0a"/>
    </style:style>
    <style:style style:name="P31" style:family="paragraph" style:parent-style-name="Heading_20_1">
      <style:paragraph-properties fo:margin-top="0in" fo:margin-bottom="0in"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91e7b"/>
    </style:style>
    <style:style style:name="P33" style:family="paragraph" style:parent-style-name="Text_20_body">
      <style:text-properties officeooo:rsid="002c6a5e" officeooo:paragraph-rsid="00691e7b"/>
    </style:style>
    <style:style style:name="P34" style:family="paragraph" style:parent-style-name="Text_20_body">
      <style:text-properties officeooo:rsid="0036265c" officeooo:paragraph-rsid="00691e7b"/>
    </style:style>
    <style:style style:name="P35" style:family="paragraph" style:parent-style-name="Heading_20_3">
      <style:text-properties officeooo:paragraph-rsid="00691e7b"/>
    </style:style>
    <style:style style:name="P36" style:family="paragraph" style:parent-style-name="Heading_20_4">
      <style:text-properties officeooo:paragraph-rsid="00691e7b"/>
    </style:style>
    <style:style style:name="P37" style:family="paragraph" style:parent-style-name="Text_20_body">
      <style:text-properties officeooo:rsid="003a2321" officeooo:paragraph-rsid="00691e7b"/>
    </style:style>
    <style:style style:name="P38" style:family="paragraph" style:parent-style-name="Standard">
      <style:text-properties officeooo:rsid="002d8cec" officeooo:paragraph-rsid="00691e7b"/>
    </style:style>
    <style:style style:name="P39" style:family="paragraph" style:parent-style-name="Text_20_body">
      <style:text-properties officeooo:rsid="002d8cec" officeooo:paragraph-rsid="00691e7b"/>
    </style:style>
    <style:style style:name="P40" style:family="paragraph" style:parent-style-name="Heading_20_2">
      <style:text-properties officeooo:rsid="00438f49" officeooo:paragraph-rsid="00691e7b"/>
    </style:style>
    <style:style style:name="P41" style:family="paragraph" style:parent-style-name="List_20_Contents" style:list-style-name="L1">
      <style:text-properties officeooo:paragraph-rsid="00691e7b"/>
    </style:style>
    <style:style style:name="P42" style:family="paragraph" style:parent-style-name="Heading_20_1">
      <style:paragraph-properties fo:margin-top="0in" fo:margin-bottom="0in" style:contextual-spacing="false"/>
      <style:text-properties officeooo:paragraph-rsid="00691e7b"/>
    </style:style>
    <style:style style:name="P43" style:family="paragraph" style:parent-style-name="Standard">
      <style:text-properties officeooo:rsid="002e41ad" officeooo:paragraph-rsid="00691e7b"/>
    </style:style>
    <style:style style:name="P44" style:family="paragraph" style:parent-style-name="Text_20_body">
      <style:text-properties officeooo:rsid="0032d27d" officeooo:paragraph-rsid="00691e7b"/>
    </style:style>
    <style:style style:name="P45" style:family="paragraph" style:parent-style-name="Heading_20_1">
      <style:paragraph-properties fo:margin-top="0in" fo:margin-bottom="0in"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91e7b"/>
    </style:style>
    <style:style style:name="P47" style:family="paragraph" style:parent-style-name="Text_20_body">
      <style:text-properties officeooo:rsid="0072bfb0" officeooo:paragraph-rsid="00691e7b"/>
    </style:style>
    <style:style style:name="P48" style:family="paragraph" style:parent-style-name="Text_20_body">
      <style:text-properties officeooo:rsid="0074bf01" officeooo:paragraph-rsid="00691e7b"/>
    </style:style>
    <style:style style:name="P49" style:family="paragraph" style:parent-style-name="Text_20_body">
      <style:text-properties officeooo:rsid="0071e980" officeooo:paragraph-rsid="00691e7b"/>
    </style:style>
    <style:style style:name="P50" style:family="paragraph" style:parent-style-name="Text_20_body">
      <style:text-properties officeooo:rsid="008029a1" officeooo:paragraph-rsid="00691e7b"/>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3b239b"/>
    </style:style>
    <style:style style:name="T8" style:family="text">
      <style:text-properties officeooo:rsid="0029c658"/>
    </style:style>
    <style:style style:name="T9" style:family="text">
      <style:text-properties officeooo:rsid="00408a3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6b7e89"/>
    </style:style>
    <style:style style:name="T14" style:family="text">
      <style:text-properties fo:font-style="italic" officeooo:rsid="006b7e89" style:font-style-asian="italic" style:font-style-complex="italic"/>
    </style:style>
    <style:style style:name="T15" style:family="text">
      <style:text-properties officeooo:rsid="00368195"/>
    </style:style>
    <style:style style:name="T16" style:family="text">
      <style:text-properties officeooo:rsid="002d8cec"/>
    </style:style>
    <style:style style:name="T17" style:family="text">
      <style:text-properties officeooo:rsid="00438f49"/>
    </style:style>
    <style:style style:name="T18"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1" style:family="text">
      <style:text-properties officeooo:rsid="002e41ad"/>
    </style:style>
    <style:style style:name="T22"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p>
      <text:p text:style-name="P11"><draw:frame draw:style-name="fr2" draw:name="Image2" text:anchor-type="char" svg:width="5.7244in" svg:height="1.2953in" draw:z-index="12"><draw:image xlink:href="Pictures/10000001000004790000010300F0FC0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7">.</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9">If you do not have a keying set assigned, this will default to the default keying set defined in the Preferences. </text:span></text:p>
      <text:h text:style-name="P13" text:outline-level="2"><text:bookmark-start text:name="__RefHeading___Toc3677_2656298423"/>Delete <text:span text:style-name="T9">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P23"/>
      <text:p text:style-name="P24"><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4">Playhead controls in animation editors help position the current frame indicator with precision, improving navigation and editing across the Timeline, Dope Sheet, Graph Editor, NLA, and Video Sequencer.</text:p>
      <text:p text:style-name="P24"/>
      <text:h text:style-name="P25" text:outline-level="2"><text:bookmark-start text:name="__RefHeading___Toc16446_3658061934"/>Toggle Playhead Snapping On/Off<text:bookmark-end text:name="__RefHeading___Toc16446_3658061934"/></text:h>
      <text:p text:style-name="P26">Toggles snapping behavior for the playhead with a visual indicator. When enabled, the playhead will snap to nearby time-based targets during scrubbing or dragging.</text:p>
      <text:p text:style-name="P27"><text:span text:style-name="T10">Tip: </text:span><text:span text:style-name="T11">You can temporarily enable/disable the playhead snapping by holding down CTRL while dragging the playhead. </text:span></text:p>
      <text:h text:style-name="P25" text:outline-level="2"><text:bookmark-start text:name="__RefHeading___Toc16448_3658061934"/>Distance<text:bookmark-end text:name="__RefHeading___Toc16448_3658061934"/></text:h>
      <text:p text:style-name="P26">Sets the snapping threshold in pixels. Determines how close the playhead must be to a target for snapping to occur.</text:p>
      <text:h text:style-name="P25" text:outline-level="2"><text:bookmark-start text:name="__RefHeading___Toc16450_3658061934"/>Snap Target<text:bookmark-end text:name="__RefHeading___Toc16450_3658061934"/></text:h>
      <text:h text:style-name="P28" text:outline-level="3"><text:bookmark-start text:name="__RefHeading___Toc16452_3658061934"/><text:span text:style-name="Strong_20_Emphasis">Frames</text:span><text:bookmark-end text:name="__RefHeading___Toc16452_3658061934"/></text:h>
      <text:p text:style-name="P29">Snaps to whole frame numbers. Ideal for frame-accurate editing instead of sub-frame cursor placement. </text:p>
      <text:h text:style-name="P28" text:outline-level="3"><text:bookmark-start text:name="__RefHeading___Toc16454_3658061934"/><text:span text:style-name="Strong_20_Emphasis">Seconds</text:span><text:bookmark-end text:name="__RefHeading___Toc16454_3658061934"/></text:h>
      <text:p text:style-name="P30">Snaps to time intervals measured in seconds. Useful for audio syncing or time-based pacing. </text:p>
      <text:h text:style-name="P28" text:outline-level="3"><text:bookmark-start text:name="__RefHeading___Toc16456_3658061934"/><text:span text:style-name="Strong_20_Emphasis">Markers</text:span><text:bookmark-end text:name="__RefHeading___Toc16456_3658061934"/></text:h>
      <text:p text:style-name="P30">Snaps to the closest timeline marker. Great for aligning actions to scene events or beats. </text:p>
      <text:h text:style-name="P28" text:outline-level="3"><text:bookmark-start text:name="__RefHeading___Toc16458_3658061934"/><text:span text:style-name="Strong_20_Emphasis">Keyframes</text:span><text:bookmark-end text:name="__RefHeading___Toc16458_3658061934"/></text:h>
      <text:p text:style-name="P30">Snaps to keyframe positions. Ensures precise alignment for editing and playback. </text:p>
      <text:h text:style-name="P28" text:outline-level="3"><text:bookmark-start text:name="__RefHeading___Toc16460_3658061934"/><text:span text:style-name="Strong_20_Emphasis">Strips</text:span><text:bookmark-end text:name="__RefHeading___Toc16460_3658061934"/></text:h>
      <text:p text:style-name="P26">Snaps to the start or end of video/audio strips. Useful in the Video Sequencer and NLA editor. </text:p>
      <text:h text:style-name="P25"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6">Defines the step size for frame-by-frame navigation. Controls how far the playhead moves when stepping through frames manually.</text:p>
      <text:p text:style-name="P27"><text:span text:style-name="T10">Note:</text:span><text:span text:style-name="T12"> </text:span><text:span text:style-name="T11">Only available with Frames Snap Target</text:span></text:p>
      <text:p text:style-name="P24"/>
      <text:h text:style-name="P25" text:outline-level="2"><text:bookmark-start text:name="__RefHeading___Toc16464_3658061934"/><text:soft-page-break/><text:span text:style-name="T13">Second</text:span> Step<text:bookmark-end text:name="__RefHeading___Toc16464_3658061934"/></text:h>
      <text:p text:style-name="P26">Defines the step size for <text:span text:style-name="T13">second</text:span>-by-<text:span text:style-name="T13">second</text:span> navigation. Controls how far the playhead moves when stepping through <text:span text:style-name="T13">the timeline</text:span> manually.</text:p>
      <text:p text:style-name="P27"><text:span text:style-name="T10">Note:</text:span><text:span text:style-name="T12"> </text:span><text:span text:style-name="T11">Only available with </text:span><text:span text:style-name="T14">Second</text:span><text:span text:style-name="T11"> Snap Target</text:span></text:p>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5">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3"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ext:p text:style-name="P37"/>
      <text:p text:style-name="P37"/>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6">layback Panel</text:span><text:bookmark-end text:name="__RefHeading___Toc5103_2656298423"/></text:h>
          </table:table-cell>
        </table:table-row>
      </table:table>
      <text:p text:style-name="P32"><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8">Here you can find various options for playback.</text:p>
      <text:p text:style-name="P38"/>
      <text:h text:style-name="P13"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3"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7">Play</text:span> <text:span text:style-name="T17">back </text:span>existing audio from sequence editor, <text:span text:style-name="T17">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9">Show current scene sub frame and allow to set it by using interface tools.</text:p>
      <text:h text:style-name="P13" text:outline-level="2"><text:bookmark-start text:name="__RefHeading___Toc5119_2656298423"/><text:soft-page-break/>Limit <text:span text:style-name="T18">Playback</text:span> to Frame Range<text:bookmark-end text:name="__RefHeading___Toc5119_2656298423"/></text:h>
      <text:p text:style-name="P39">Don't allow frame selection with the mouse outside of the play range.</text:p>
      <text:h text:style-name="P13" text:outline-level="2"><text:bookmark-start text:name="__RefHeading___Toc5121_2656298423"/>Follow <text:span text:style-name="T18">Current Frame</text:span><text:bookmark-end text:name="__RefHeading___Toc5121_2656298423"/></text:h>
      <text:p text:style-name="P39">Follow current frame in editors.</text:p>
      <text:h text:style-name="P13"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7"/>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19">K</text:span><text:span text:style-name="T20">eying Panel</text:span><text:bookmark-end text:name="__RefHeading___Toc5127_2656298423"/></text:h>
          </table:table-cell>
        </table:table-row>
      </table:table>
      <text:p text:style-name="P32"/>
      <text:p text:style-name="P43"><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3"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1"> Or create the next keyframe with this chosen keyframe color.</text:span></text:p>
      <text:p text:style-name="P44"/>
      <text:h text:style-name="P13"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7">Just replace existing keyframes, or add keyframes too.</text:p>
      <text:h text:style-name="P35"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32"/>
      <text:p text:style-name="P32"><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6">Only include f-curves that are disabled or have errors.</text:p>
      <text:h text:style-name="P13" text:outline-level="2"><text:bookmark-start text:name="__RefHeading___Toc903_3089830138"/><text:span text:style-name="T22">Only </text:span><text:span text:style-name="T23">show selected</text:span><text:bookmark-end text:name="__RefHeading___Toc903_3089830138"/></text:h>
      <text:p text:style-name="P46">Just show the keyframes from the selected object.</text:p>
      <text:p text:style-name="P46"/>
      <text:p text:style-name="P46"/>
      <text:p text:style-name="P46"/>
      <text:h text:style-name="P13"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3"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7">Display the markers row at the bottom of the view.</text:p>
      <text:h text:style-name="P13" text:outline-level="2"><text:bookmark-start text:name="__RefHeading___Toc911_3089830138"/>Lock Markers<text:bookmark-end text:name="__RefHeading___Toc911_3089830138"/></text:h>
      <text:p text:style-name="P49">Make the markers uneditable.</text:p>
      <text:h text:style-name="P13" text:outline-level="2"><text:bookmark-start text:name="__RefHeading___Toc913_3089830138"/><text:soft-page-break/>Show Cache<text:bookmark-end text:name="__RefHeading___Toc913_3089830138"/></text:h>
      <text:p text:style-name="P50">Show animation information for cached objects like Particles.</text:p>
      <text:h text:style-name="P35" text:outline-level="3"><text:bookmark-start text:name="__RefHeading___Toc740_1350875990"/>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8961a"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4b0400" style:font-size-asian="10pt" style:font-size-complex="10pt"/>
    </style:style>
    <style:style style:name="MT6" style:family="text">
      <style:text-properties fo:font-size="10pt" officeooo:rsid="0063f2e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4</text:span><text:span text:style-name="MT1"> Editors - </text:span><text:span text:style-name="MT3">Graph Editor</text:span><text:span text:style-name="MT5"> - </text:span><text:span text:style-name="MT6">Footer</text:span><text:span text:style-name="MT5">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4M2S</meta:editing-duration>
    <meta:editing-cycles>60</meta:editing-cycles>
    <meta:generator>LibreOffice/25.2.5.2$Windows_X86_64 LibreOffice_project/03d19516eb2e1dd5d4ccd751a0d6f35f35e08022</meta:generator>
    <dc:date>2025-09-09T19:06:02.267066000</dc:date>
    <meta:document-statistic meta:table-count="8" meta:image-count="18" meta:object-count="0" meta:page-count="10" meta:paragraph-count="210" meta:word-count="1393" meta:character-count="8145" meta:non-whitespace-character-count="6960"/>
    <meta:template xlink:type="simple" xlink:actuate="onRequest" xlink:title="standard1cm" xlink:href="../../../AppData/Roaming/LibreOffice/4/user/template/standard1cm.ott" meta:date="2016-03-29T10:37:00.996000000"/>
  </office:meta>
</office:document-meta>
</file>